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3.7576in"/>
    </style:style>
    <style:style style:name="Table1.B" style:family="table-column">
      <style:table-column-properties style:column-width="3.7569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520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986in"/>
    </style:style>
    <style:style style:name="Table1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535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2pt" fo:language="en" fo:country="GB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Table_20_Contents">
      <style:paragraph-properties fo:margin-left="0.639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2" style:family="paragraph" style:parent-style-name="Table_20_Contents">
      <style:paragraph-properties fo:margin-left="0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3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4" style:family="paragraph" style:parent-style-name="Table_20_Contents">
      <style:paragraph-properties fo:margin-left="0in" fo:margin-right="-0.0008in" fo:text-align="end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6" style:family="paragraph">
      <style:paragraph-properties>
        <style:tab-stops>
          <style:tab-stop style:position="0.3205in"/>
        </style:tab-stops>
      </style:paragraph-properties>
    </style:style>
    <style:style style:name="P17" style:family="paragraph">
      <style:paragraph-properties fo:text-align="center">
        <style:tab-stops>
          <style:tab-stop style:position="0.3205in"/>
        </style:tab-stops>
      </style:paragraph-properties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width="0.0201in" svg:stroke-color="#0000ff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V.V. TITANIUM PIGMENTS PRIVATE LIMITED,</text:p>
            <text:p text:style-name="P10">Thoothukkudi.</text:p>
            <text:p text:style-name="P11"/>
            <text:p text:style-name="P11"><draw:rect text:anchor-type="paragraph" draw:z-index="0" draw:style-name="gr1" draw:text-style-name="P17" svg:width="1.1823in" svg:height="0.2941in" svg:x="5.8492in" svg:y="0.1244in"><text:p text:style-name="P16"><text:span text:style-name="T4">OFFICIAL</text:span></text:p></draw:rect></text:p>
            <text:p text:style-name="P13"><text:span text:style-name="T2"><text:s text:c="5"/></text:span><text:span text:style-name="T3">GATE PASS</text:span> <text:s text:c="4"/></text:p>
            <text:p text:style-name="P12"/>
            <text:p text:style-name="P12"/>
            <text:p text:style-name="P14"><text:span text:style-name="T1">Date : <text:s/></text:span><text:span text:style-name="T1"><text:placeholder text:placeholder-type="text">&lt;get_date(o.date)&gt;</text:placeholder></text:span><text:span text:style-name="T1"> <text:s text:c="5"/></text:span><text:s text:c="48"/></text:p>
            <text:p text:style-name="P12"/>
            <text:p text:style-name="P12"/>
            <text:p text:style-name="P3">Name <text:s text:c="6"/><text:placeholder text:placeholder-type="text">&lt;o.employee_id and o.employee_id.name or ''&gt;</text:placeholder> <text:placeholder text:placeholder-type="text">&lt;o.employee_id and o.employee_id.last_name or ''&gt;</text:placeholder></text:p>
            <text:p text:style-name="P3"/>
            <text:p text:style-name="P3">Emp No. <text:s text:c="2"/><text:placeholder text:placeholder-type="text">&lt;o.employee_id and o.employee_id.employee_id or ''&gt;</text:placeholder> <text:s text:c="73"/>Shift <text:s text:c="7"/><text:placeholder text:placeholder-type="text">&lt;get_shift(o.start_time,o.end_time)&gt;</text:placeholder></text:p>
            <text:p text:style-name="P3"/>
            <text:p text:style-name="P4">Desig. <text:s text:c="5"/><text:placeholder text:placeholder-type="text">&lt; o.employee_id and (o.employee_id.job_id and (o.employee_id.job_id.name or '') or '') or ''&gt;</text:placeholder> <text:s text:c="91"/>Dept. <text:s text:c="5"/><text:placeholder text:placeholder-type="text">&lt; o.employee_id and (o.employee_id.department_id and (o.employee_id.department_id.name or '') or '') or ''&gt;</text:placeholder></text:p>
            <text:p text:style-name="P4"/>
            <text:p text:style-name="P4">Purpose : <text:s/><text:placeholder text:placeholder-type="text">&lt;o.reason or ''&gt;</text:placeholder></text:p>
            <text:p text:style-name="P3"/>
            <text:p text:style-name="P3"/>
            <text:p text:style-name="P3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Depature Time <text:s text:c="21"/>: <text:placeholder text:placeholder-type="text">&lt;float_to_time(o.start_time)&gt;</text:placeholder></text:p>
            <text:p text:style-name="P3"/>
            <text:p text:style-name="P3">Anticipated time of return <text:s text:c="3"/>: <text:placeholder text:placeholder-type="text">&lt;float_to_time(o.end_time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Signature of Employee <text:s text:c="95"/>HOD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5">Time office use only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7"/>
            <text:p text:style-name="P7">Time out: <text:s text:c="2"/><text:span text:style-name="T1"><text:placeholder text:placeholder-type="text">&lt;float_to_time(o.start_time)&gt;</text:placeholder></text:span></text:p>
            <text:p text:style-name="P7"/>
            <text:p text:style-name="P7">Time in: <text:s text:c="4"/><text:span text:style-name="T1"><text:placeholder text:placeholder-type="text">&lt;float_to_time(o.end_time)&gt;</text:placeholder></text:span></text:p>
          </table:table-cell>
          <table:table-cell table:style-name="Table1.A1" office:value-type="string">
            <text:p text:style-name="P8">REMARKS</text:p>
            <text:p text:style-name="P8"/>
            <text:p text:style-name="P8"/>
            <text:p text:style-name="P6"><text:placeholder text:placeholder-type="text">&lt;o.reason or ''&gt;</text:placeholder></text:p>
            <text:p text:style-name="P8"/>
            <text:p text:style-name="P8"/>
            <text:p text:style-name="P8"/>
            <text:p text:style-name="P8"/>
            <text:p text:style-name="P8"/>
            <text:p text:style-name="P8">TIME OFF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12T09:42:20</dc:date>
    <dc:creator>tien </dc:creator>
    <meta:editing-duration>PT47M21S</meta:editing-duration>
    <meta:editing-cycles>22</meta:editing-cycles>
    <meta:generator>LibreOffice/3.5$Linux_X86_64 LibreOffice_project/350m1$Build-2</meta:generator>
    <meta:document-statistic meta:table-count="1" meta:image-count="0" meta:object-count="0" meta:page-count="1" meta:paragraph-count="17" meta:word-count="96" meta:character-count="1146" meta:non-whitespace-character-count="687"/>
  </office:meta>
</office:document-meta>
</file>